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40b5e" officeooo:paragraph-rsid="00040b5e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40b5e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05b474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08e089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8e6e0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5b474" officeooo:paragraph-rsid="0005b474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8e089" officeooo:paragraph-rsid="0008e089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8e6e0" officeooo:paragraph-rsid="0008e6e0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a8b13" officeooo:paragraph-rsid="000a8b13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3pt" officeooo:rsid="00040b5e" officeooo:paragraph-rsid="00040b5e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officeooo:paragraph-rsid="0008e089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3pt" officeooo:paragraph-rsid="0008e6e0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3pt" officeooo:rsid="0008e6e0" officeooo:paragraph-rsid="0008e6e0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3pt" officeooo:rsid="0008e089" officeooo:paragraph-rsid="0008e089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3pt" officeooo:rsid="0005b474" officeooo:paragraph-rsid="0005b474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" officeooo:paragraph-rsid="000a8b13"/>
    </style:style>
    <style:style style:name="T1" style:family="text">
      <style:text-properties officeooo:rsid="00040b5e"/>
    </style:style>
    <style:style style:name="T2" style:family="text">
      <style:text-properties officeooo:rsid="0005b474"/>
    </style:style>
    <style:style style:name="T3" style:family="text">
      <style:text-properties officeooo:rsid="000788fb"/>
    </style:style>
    <style:style style:name="T4" style:family="text">
      <style:text-properties officeooo:rsid="0008e089"/>
    </style:style>
    <style:style style:name="T5" style:family="text">
      <style:text-properties officeooo:rsid="0008e6e0"/>
    </style:style>
    <style:style style:name="T6" style:family="text">
      <style:text-properties officeooo:rsid="000a8b13"/>
    </style:style>
    <style:style style:name="T7" style:family="text">
      <style:text-properties fo:font-style="italic" officeooo:rsid="000a8b13" style:font-style-asian="italic" style:font-style-complex="italic"/>
    </style:style>
    <style:style style:name="T8" style:family="text">
      <style:text-properties fo:font-size="13pt" officeooo:rsid="000a8b13" style:font-size-asian="13pt" style:font-size-complex="13pt"/>
    </style:style>
    <style:style style:name="T9" style:family="text">
      <style:text-properties officeooo:rsid="000b2f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 : Luciano Dos Santos Cardoso Junior // 18207299</text:p>
      <text:p text:style-name="P1"/>
      <text:p text:style-name="P10">1. Introdução</text:p>
      <text:p text:style-name="P1"/>
      <text:p text:style-name="P2"><text:span text:style-name="T1"><text:tab/>O nome da ordem refere-se à presença de escamas nas asas ( do grego lepis = escamas , e pteron = asas ). Popularmente conhecidas como mariposas e borboletas, são insetos holometábolos , de asas membranosas , corpo e apêndices cobertos por escamas . Os adultos são sugadores, alguns hematófagos. No entanto, certos adultos não se alimentam e consomem reservas acumuladas no estágio larval ( CAMARGO et al. 2015 ) . As larvas possuem aparelho bucal mastigador e são herbívoras. Não se sabe as certo o número de espécies no mundo . No entanto, GASTON (1991) estimou em aproximadamente 500 mil . No Brasil , são conhecidas cerca de 26 mil espécies ( HEPPNER , 1991 ) , mas estimativas mais recentes apontam entre 60 e 80 mil espécies para o país (DUARTE et al. <text:s/>2012 ). </text:span></text:p>
      <text:p text:style-name="P2"/>
      <text:p text:style-name="P10">2. Morfologia</text:p>
      <text:p text:style-name="P10"/>
      <text:p text:style-name="P10">2.1 Pupas</text:p>
      <text:p text:style-name="P1"/>
      <text:p text:style-name="P2"><text:span text:style-name="T1"><text:tab/></text:span>As pupas podem ser de vários tipos : fixas - são aquelas que se prendem pela extremidade inferior e ficam de cabeça para baixo , ou presas horizontalmente por uma cinta de fio de seda . Nuas - se transformam em crisálidas geralmente no chão , em casulos ou em estojo. </text:p>
      <text:p text:style-name="P2"/>
      <text:p text:style-name="P10">2.2 Larvas</text:p>
      <text:p text:style-name="P1"/>
      <text:p text:style-name="P2"><text:span text:style-name="T1"><text:tab/></text:span>As lagartas são do tipo <text:span text:style-name="T1">e</text:span>ruciforme. Cabeça distinta do resto do corpo, hipognata , aparelho bucal mastigador . Tórax com três segmentos igualmente desenvolvidos e cada um com um par de <text:span text:style-name="T1">pernas. Abdome com 10 segmentos. Na maioria das largatas, existem 5 pares de pernas abdominais ou falsa pernas (não permanecem no adulto) , com colchetes ( ganchos ) na extremidade apical. Apresenca de colchetes é a principal caracteristica para reconhecer as largatas de lepidopteros,pois só ocorrem nelas. Os colchetes facilitam a locomocao nos ramos e galhos , mas estão presentes </text:span>também nas lagartas que broqueiam as plantas . O número de falsas pernas é variável . As lagartas que vivem dentro das plantas , abrindo galerias em galhos , troncos ou c<text:span text:style-name="T2">o</text:span>lmos são chamadas brocas . As lagartas apresentam , geralmente, o corpo reaberto por cerdas ou pêlos, muitos dos quais são urticantes. Esses pêlos são ligados às glândulas secretoras e <text:span text:style-name="T2">quebram-se com facilidade, liberando então a substancia urticante que causa desde queimaduras ligeiras, ate lesoes mais intensas , </text:span>formação de vesículas , reações ganglionares e febre . As lagartas desse tipo são conhecidas como taturanas. A coloração das lagartas é extremamente variável , mas geralmente apresentam coloração semelhante ao meio em que vivem, para evitar ataque de predadores . As glândulas labiais , situadas entre o trato digestivo e a parte lateral do corpo , secretam o fio de seda . Na realidade são produzidos dois <text:span text:style-name="T2">f</text:span>ios , formados pelas duas glândulas labiais, que , ao passar pelo canal excretor único ( espinarete ou fiandeira ) , são Unidos . O fio de seda se solidifica rapidamente ao atingir o exterior. </text:p>
      <text:p text:style-name="P2"/>
      <text:p text:style-name="P15">2.3 Adultos</text:p>
      <text:p text:style-name="P6"/>
      <text:p text:style-name="P3"><text:span text:style-name="T2"><text:tab/></text:span>A cabeça dos adultos é geralmente arredondada e mais estreita que o tórax , densamente recoberta de pêlos e escamas como o restante do corpo . Olhos compostos com muitos omatídeos . Ocelos geralmente escondidos pelas escamas e situados entre <text:soft-page-break/>os olhos . Antenas inseridas próximo as bordo interno dos olhos. são mais ou menos alongadas , de vários tipos, mas principalmente e <text:span text:style-name="T2">c</text:span>lavadas , filiformes, fusiformes , p<text:span text:style-name="T2">ec</text:span>tinados ; muitas vezes possibilita a separação dos sexos e espécies . Aparelho bucal sugador maxilar, formando típica espirotromba ou probóscid<text:span text:style-name="T2">a</text:span> ( gáleas das maxilas alongadas e adaptadas uma à outra) ; palpos labiais normais ; mandíbulas geralmente atrofiadas . Tórax constituído por três segmentos reunidos num só bloco , recoberto por escamas ; mesotórax mais desenvolvido que os outros dois . Pernas de tamanho variável e delicadas , alguns lepidóptera apresentam o primeiro par de pernas atrofiados . Dois pares de asas membranosas , cobertas de escamas , sendo o primeiro par geralmente mais desenvolvido . Podem ocorrer casos de dimorfismo sexual em que macho e fêmea da mesma espécie tenham asas diferentes , ou o macho alado e a fêmea áptera . As escamas que recobrem as asas e o corpo têm origem nas cerdas , isto é sã células epidérmicas evaginadas e achatadas , de tamanho e formas variáveis , que se dispõem em forma imbricadas resultando várias estrias, que de tão próximas e perfeitas causam uma difração da luz que incide sobre as asas , dando as colorações metálicas. Além dessas colorações estruturais , existem as cores resultantes das escamas pigmentadas de branco( cratos ), amarelo e vermelho ( carotenoides) e escuras ( melanina ) etc. Os desenhos e coloração formados pelas escamas são utilizados na separação das espécies . Existem ainda várias escamas especializadas chamadas plúm<text:span text:style-name="T3">u</text:span>las, ligadas a glândulas secretoras , de fluido odorante e que influem na aproximação dos sexos , e escamas sensoriais distribuídas pelas asas . As escamas desprendem-se das asas quando tocadas , e se atingirem os olhos podem causar conjutivite, mas não causam cegueira. O acoplamento das asas anteriores com as posteriores faz - se de vários modos , como jugo ou frênulo. O sistema de novação das asas dos lepidóptera é característico , sendo usado na classificação. O abdome é geralmente cilíndrico , alongado, formado por 10 <text:span text:style-name="T3">u</text:span>rômeros ; recoberto por escamas e sem cercos . Na maioria das espécies, a genitália do macho abre - se no <text:span text:style-name="T3">u</text:span>rômeno <text:span text:style-name="T3">IX</text:span>- X e a da fêmea no <text:span text:style-name="T3">VII</text:span> . Os lepidóptera apresentam, no meta<text:span text:style-name="T3">t</text:span>órax ou no 1° urômero, fendas no interior das quais existe o tímpano, ao qual se prendem os órgãos c<text:span text:style-name="T4">o</text:span>rdo<text:span text:style-name="T4">t</text:span>onais, sensíveis ao som . </text:p>
      <text:p text:style-name="P3"/>
      <text:p text:style-name="P14">3. Reprodução</text:p>
      <text:p text:style-name="P7"/>
      <text:p text:style-name="P4"><text:span text:style-name="T4"><text:tab/></text:span>Em geral os lepidóptera, têm reprodução sexuada . Mas existem alguns casos de partenogênese. Desenvolvimento por holometabolia . Postura no solo ( lepidóptera , primitivos ) ou nos locais onde as lagartas se alimentam ( lepidóptera , mais evoluídos) . Ovos geralmente agrupados, em número variável . O desenvolvimento embrionário é mais rápido ou mais demorado em razão da temperatura. Assim pode desenvolver - se em poucos dias . como também pode ser prolongado em alguns meses quando a temperatura é desfavorável . Após a eclosão , as lagartas procuram se alimentar rapidamente e logo depois ocorre a primeira ecdise, crescendo e sofrendo outras mais , em geral de 5 a 8. De modo geral , as lagartas são <text:span text:style-name="T4">essencialmente fitofagas atacando flores , folhas, frutos,sementes , troncos , hastes e mesmo cogumelos . Existem algumas canibais e raramente predadoras . Ao completar o total desenvolvimento deixam de se alimentar- se e procuram um local onde se criam. Quando adultos se alimentam normalmente de néctar e outros sucos vegetais algumas especies apresentam corpotamento migratorio.</text:span></text:p>
      <text:p text:style-name="P4"/>
      <text:p text:style-name="P14">4. <text:span text:style-name="T9">Classificação</text:span></text:p>
      <text:p text:style-name="P7"/>
      <text:p text:style-name="P4"><text:span text:style-name="T4"><text:tab/></text:span>A ordem <text:span text:style-name="T4">L</text:span>epidoptera possui mais de <text:span text:style-name="T4">(50 </text:span>mil espécies catalogadas <text:span text:style-name="T4">)</text:span>. A classificação atual , baseada em filogenia, proposta por <text:span text:style-name="T4">H</text:span>epp<text:span text:style-name="T4">n</text:span>er <text:span text:style-name="T4">(</text:span>1998), divide a ordem em quatro sub ordens : Ze<text:span text:style-name="T4">u</text:span>gloptera, Heterobathmiina, Aglossata e <text:span text:style-name="T4">G</text:span>lossa<text:span text:style-name="T4">ta</text:span> . </text:p>
      <text:p text:style-name="P4"><text:soft-page-break/></text:p>
      <text:p text:style-name="P11"><text:span text:style-name="T4">4.1 </text:span>Subordem Zeugloptera</text:p>
      <text:p text:style-name="P4"><text:tab/></text:p>
      <text:p text:style-name="P4"><text:tab/><text:span text:style-name="T4">Com uma superfamilia e uma família (micropterigidae) , contendo 130 especies distribuidas pela africa,asia ,australia , america do norte e america do sul(equador e chile). Com as seguintes autopomorfias : galeas maxilares não formam a proboscide , mandibulas funcionais e antenas com sensilos multiramificados.</text:span></text:p>
      <text:p text:style-name="P4"/>
      <text:p text:style-name="P4"/>
      <text:p text:style-name="P4"/>
      <text:p text:style-name="P11"><text:span text:style-name="T4">4.2 <text:s/></text:span>Subordem Aglossata</text:p>
      <text:p text:style-name="P4"/>
      <text:p text:style-name="P4"><text:tab/>Com uma superfamília e uma família ( Agat<text:span text:style-name="T4">n</text:span>iphagidae) e somente duas espécies da <text:span text:style-name="T4">oceania. Com as seguintes autopomorfias: </text:span><text:span text:style-name="T5">galeas maxilares não formam a probóscida , mandibulas funcionais , palpos labiais longos , larva apoda e com dois estemas de cada lado.</text:span></text:p>
      <text:p text:style-name="P4"/>
      <text:p text:style-name="P13">4.3 Subordem Heterobathmiina</text:p>
      <text:p text:style-name="P8"/>
      <text:p text:style-name="P5"><text:span text:style-name="T5"><text:tab/></text:span>Com uma superfamília e uma família ( Heteroba<text:span text:style-name="T5">t</text:span>hmiidae ) e <text:span text:style-name="T5">10</text:span> espécies encontradas no <text:span text:style-name="T5">chile e argentina com as seguintes autapomorficas: galeas maxilares não formam a proboscide , mandibulas funcionais , antenas sem sensilos multirramificados , veias S e R não divididas na asa anterior , larva primitiva com 7 estemas de cada lado , larva com trocanter bipartido e sem pernas abdominais</text:span></text:p>
      <text:p text:style-name="P5"/>
      <text:p text:style-name="P12"><text:span text:style-name="T5">4.4 </text:span><text:s/>subordem <text:span text:style-name="T5">G</text:span>lossata</text:p>
      <text:p text:style-name="P5"/>
      <text:p text:style-name="P5"><text:tab/>Nessa subordem estão a maioria dos lepidóptera . Está subdividida em 38 superfamílias, 122 famílias e 5 infra - ordens , das quais a infraordem Heteroneura <text:span text:style-name="T5">(</text:span>nervação diferente nas asas anteriores e posteriores ) é a mais importante , pois reúne 98% das espécies <text:span text:style-name="T5">de lepidopteros conhecidas. Esta subordem possui as seguintes autopomorfias : galeas maxilares forma a probóscide, que em repouso fica enrolada , as vezes secundariamente reduzida ou ausente , mandibulas pequenas e não funcionais</text:span></text:p>
      <text:p text:style-name="P5"/>
      <text:p text:style-name="P13">5. Importância</text:p>
      <text:p text:style-name="P8"/>
      <text:p text:style-name="P5"><text:span text:style-name="T5"><text:tab/>S</text:span>ua importância para o homem resulta dos hábitos <text:span text:style-name="T5">F</text:span>itó<text:span text:style-name="T5">f</text:span>agos da grande maioria das lagartas, muitas monófagas e outras polí<text:span text:style-name="T5">f</text:span>agas, geralmente muito vorazes , causando grande e , às vezes , totais prejuízos às plantações . Há espécies perfuradoras , cortadoras de talos , mimadora e comedoras externas de folhas . Umas poucas sãs pragas de produtos armazenados e outras , como as traças , causam prejuízos nas residências. Algumas larvas da família Tineidae s<text:span text:style-name="T6">ao</text:span> necrófil<text:span text:style-name="T6">a</text:span>s e conhecidas como traças da pele e tapetes e outros Pyralidae frequentam os cadáveres . Algumas espécies do gênero Hylesia são responsáveis por surtos epidêmicos de dermatite que são causados <text:span text:style-name="T6">por flechinhas venenosas de exemplares adultos que são cerdas pontiagudas contendo substancias irrritantes responsaveis pela erupcao epidermica. Denomina-se eurucismo as queimaduras causadas pelas largartas urticantes e lepidopterismo aos danos causados por adultos de lepidopteros. Algumas lagartas causam <text:s/>queimaduras muito fortes e em alguns casos pode levar a morte se não for devidamente tratada como é o caso das lagartas de </text:span><text:span text:style-name="T7">Lonomia</text:span><text:span text:style-name="T6"> spp</text:span></text:p>
      <text:p text:style-name="P5"/>
      <text:p text:style-name="P16"><text:span text:style-name="T8"/></text:p>
      <text:p text:style-name="P16"><text:soft-page-break/><text:span text:style-name="T8">Referencias</text:span></text:p>
      <text:p text:style-name="P9"/>
      <text:p text:style-name="P9">BUZEI , Zundir José . Entomologia didática . 5. ed . Curitiba: Ed . UFPR , 2010 </text:p>
      <text:p text:style-name="P9">CALLO, Domingos et al . Entomologia agrícola . Piracicaba: FEALQ . 2002. </text:p>
      <text:p text:style-name="P9">Aula e slide</text:p>
      <text:p text:style-name="P9">CAMARGO, A.J.A. Ordem Lepidópter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13:39:32.339000000</meta:creation-date>
    <dc:date>2020-11-16T14:43:36.294000000</dc:date>
    <meta:editing-duration>PT11M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4" meta:paragraph-count="30" meta:word-count="1582" meta:character-count="9685" meta:non-whitespace-character-count="8108"/>
  </office:meta>
</office:document-meta>
</file>